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amst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nn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st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st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20:22:32.747069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</meta:initial-creator>
    <meta:creation-date>2014-10-27T12:44:40.928029388</meta:creation-date>
    <dc:date>2014-10-29T20:25:13.321564801</dc:date>
    <dc:creator>Doug </dc:creator>
    <meta:editing-duration>PT2M40S</meta:editing-duration>
    <meta:editing-cycles>2</meta:editing-cycles>
    <meta:generator>LibreOffice/4.3.2.2$Linux_X86_64 LibreOffice_project/430m0$Build-2</meta:generator>
    <meta:document-statistic meta:table-count="1" meta:cell-count="18" meta:object-count="0"/>
  </office:meta>
</office:document-meta>
</file>